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187088031181985738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577591167930139024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4698341761065140315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7T19:39:37.69</dc:date>
    <dc:creator>James Lombardi</dc:creator>
    <meta:editing-duration>PT17H48M42S</meta:editing-duration>
    <meta:editing-cycles>91</meta:editing-cycles>
    <meta:document-statistic meta:table-count="0" meta:image-count="0" meta:object-count="0" meta:page-count="10" meta:paragraph-count="314" meta:word-count="3449" meta:character-count="17450"/>
  </office:meta>
</office:document-meta>
</file>